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0-03" calcext:value-type="date">
            <text:p>03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1-06" calcext:value-type="date">
            <text:p>06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2-05" calcext:value-type="date">
            <text:p>05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1-03" calcext:value-type="date">
            <text:p>03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4-04" calcext:value-type="date">
            <text:p>04/04/2025</text:p>
          </table:table-cell>
          <table:table-cell table:style-name="ce67"/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5-09" calcext:value-type="date">
            <text:p>09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7-03" calcext:value-type="date">
            <text:p>03/07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8-04" calcext:value-type="date">
            <text:p>04/08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14]-[.F14]" office:value-type="float" office:value="260" calcext:value-type="float">
            <text:p>26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4])" office:value-type="float" office:value="260" calcext:value-type="float">
            <text:p>26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06.672659755">00:00:00</text:time></text:span><text:span text:style-name="MT2"><text:s/></text:span></text:p>
        </style:region-center>
        <style:region-right>
          <text:p><text:span text:style-name="MT4">Juliana do Nascimento Aranha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liana do Nascimento Aranha 31488970807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06.6749623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9-01T14:08:07.030171788</dc:date>
    <meta:print-date>2019-12-18T08:56:40.082000000</meta:print-date>
    <dc:language>pt-PT</dc:language>
    <meta:editing-cycles>664</meta:editing-cycles>
    <meta:editing-duration>PT21H19M26S</meta:editing-duration>
    <meta:document-statistic meta:table-count="1" meta:cell-count="99" meta:object-count="0"/>
    <meta:user-defined meta:name="Info 0"/>
    <meta:user-defined meta:name="Info 1"/>
    <meta:user-defined meta:name="Info 2"/>
    <meta:user-defined meta:name="Info 3"/>
  </office:meta>
</office:document-meta>
</file>